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fill="solid" draw:textarea-vertical-align="middle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1.05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7cm" fo:min-width="1.086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387cm" fo:min-width="0.301cm"/>
    </style:style>
    <style:style style:name="gr7" style:family="graphic" style:parent-style-name="standard">
      <style:graphic-properties draw:textarea-horizontal-align="justify" draw:textarea-vertical-align="middle" draw:auto-grow-height="false" fo:min-height="1.069cm" fo:min-width="0.1cm"/>
    </style:style>
    <style:style style:name="gr8" style:family="graphic" style:parent-style-name="standard">
      <style:graphic-properties draw:textarea-horizontal-align="justify" draw:textarea-vertical-align="middle" draw:auto-grow-height="false" fo:min-height="1.215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95cm" fo:min-width="0.145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8.7cm" svg:y1="16.635cm" svg:x2="4.693cm" svg:y2="16.66cm">
              <text:p/>
            </draw:line>
            <draw:line draw:style-name="gr1" draw:text-style-name="P1" draw:layer="layout" svg:x1="5.785cm" svg:y1="17.203cm" svg:x2="7.776cm" svg:y2="17.203cm">
              <text:p/>
            </draw:line>
            <draw:line draw:style-name="gr1" draw:text-style-name="P1" draw:layer="layout" svg:x1="6.323cm" svg:y1="17.677cm" svg:x2="7.28cm" svg:y2="17.677cm">
              <text:p/>
            </draw:line>
            <draw:line draw:style-name="gr1" draw:text-style-name="P1" draw:layer="layout" svg:x1="6.747cm" svg:y1="16.615cm" svg:x2="6.763cm" svg:y2="15.392cm">
              <text:p/>
            </draw:line>
          </draw:g>
          <draw:line draw:style-name="gr2" draw:text-style-name="P2" draw:layer="layout" svg:x1="19.6cm" svg:y1="9.4cm" svg:x2="19.6cm" svg:y2="11.4cm">
            <text:p text:style-name="P3"/>
          </draw:line>
        </draw:g>
        <draw:line draw:style-name="gr3" draw:text-style-name="P2" draw:layer="layout" svg:x1="26.2cm" svg:y1="15.4cm" svg:x2="3.897cm" svg:y2="15.4cm">
          <text:p/>
        </draw:line>
        <draw:line draw:style-name="gr3" draw:text-style-name="P2" draw:layer="layout" svg:x1="12.948cm" svg:y1="9.022cm" svg:x2="8.6cm" svg:y2="9cm">
          <text:p/>
        </draw:line>
        <draw:line draw:style-name="gr3" draw:text-style-name="P2" draw:layer="layout" svg:x1="20.1cm" svg:y1="9.4cm" svg:x2="16.161cm" svg:y2="9.4cm">
          <text:p/>
        </draw:line>
        <draw:g>
          <draw:glue-point draw:id="4" svg:x="-4.828cm" svg:y="-2.346cm"/>
          <draw:glue-point draw:id="5" svg:x="-4.828cm" svg:y="2.296cm"/>
          <draw:custom-shape draw:style-name="gr4" draw:text-style-name="P3" draw:layer="layout" svg:width="3.1cm" svg:height="3.3cm" draw:transform="rotate (1.5707963267949) translate (12.9cm 10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322.696629213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" draw:text-style-name="P4" draw:layer="layout" svg:width="1.586cm" svg:height="4.32cm" svg:x="12.951cm" svg:y="8.127cm">
            <draw:text-box>
              <text:p>+</text:p>
              <text:p/>
              <text:p>-</text:p>
            </draw:text-box>
          </draw:frame>
        </draw:g>
        <draw:g>
          <draw:line draw:style-name="gr1" draw:text-style-name="P1" draw:layer="layout" svg:x1="6.139cm" svg:y1="10cm" svg:x2="6.139cm" svg:y2="7.984cm">
            <text:p/>
          </draw:line>
          <draw:line draw:style-name="gr1" draw:text-style-name="P1" draw:layer="layout" svg:x1="7.04cm" svg:y1="10cm" svg:x2="7.04cm" svg:y2="7.984cm">
            <text:p/>
          </draw:line>
          <draw:line draw:style-name="gr1" draw:text-style-name="P1" draw:layer="layout" svg:x1="8.9cm" svg:y1="9cm" svg:x2="7.036cm" svg:y2="8.991cm">
            <text:p/>
          </draw:line>
          <draw:line draw:style-name="gr1" draw:text-style-name="P1" draw:layer="layout" svg:x1="6.158cm" svg:y1="9.007cm" svg:x2="3.7cm" svg:y2="9cm">
            <text:p/>
          </draw:line>
        </draw:g>
        <draw:g>
          <draw:custom-shape draw:style-name="gr6" draw:text-style-name="P3" draw:layer="layout" svg:width="0.801cm" svg:height="2.637cm" svg:x="7.868cm" svg:y="10.907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8.275cm" svg:y1="10.917cm" svg:x2="8.3cm" svg:y2="9cm">
            <text:p/>
          </draw:line>
          <draw:line draw:style-name="gr1" draw:text-style-name="P1" draw:layer="layout" svg:x1="8.3cm" svg:y1="15.4cm" svg:x2="8.291cm" svg:y2="13.583cm">
            <text:p/>
          </draw:line>
        </draw:g>
        <draw:line draw:style-name="gr3" draw:text-style-name="P2" draw:layer="layout" svg:x1="12.9cm" svg:y1="10.1cm" svg:x2="11.3cm" svg:y2="10.1cm">
          <text:p/>
        </draw:line>
        <draw:g>
          <draw:custom-shape draw:style-name="gr7" draw:text-style-name="P3" draw:layer="layout" svg:width="0.6cm" svg:height="1.319cm" svg:x="10.2cm" svg:y="12.653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0.505cm" svg:y1="12.659cm" svg:x2="10.5cm" svg:y2="11.9cm">
            <text:p/>
          </draw:line>
          <draw:line draw:style-name="gr1" draw:text-style-name="P1" draw:layer="layout" svg:x1="10.5cm" svg:y1="14.5cm" svg:x2="10.5cm" svg:y2="14cm">
            <text:p/>
          </draw:line>
        </draw:g>
        <draw:g>
          <draw:custom-shape draw:style-name="gr7" draw:text-style-name="P3" draw:layer="layout" svg:width="0.6cm" svg:height="1.319cm" svg:x="11cm" svg:y="12.653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1.305cm" svg:y1="12.659cm" svg:x2="11.3cm" svg:y2="10.1cm">
            <text:p/>
          </draw:line>
          <draw:line draw:style-name="gr1" draw:text-style-name="P1" draw:layer="layout" svg:x1="11.3cm" svg:y1="15.4cm" svg:x2="11.317cm" svg:y2="13.992cm">
            <text:p/>
          </draw:line>
        </draw:g>
        <draw:g>
          <draw:custom-shape draw:style-name="gr7" draw:text-style-name="P3" draw:layer="layout" svg:width="0.6cm" svg:height="1.319cm" svg:x="11.8cm" svg:y="12.653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2.105cm" svg:y1="12.659cm" svg:x2="12.1cm" svg:y2="11.9cm">
            <text:p/>
          </draw:line>
          <draw:line draw:style-name="gr1" draw:text-style-name="P1" draw:layer="layout" svg:x1="12.1cm" svg:y1="14.5cm" svg:x2="12.1cm" svg:y2="14cm">
            <text:p/>
          </draw:line>
        </draw:g>
        <draw:line draw:style-name="gr3" draw:text-style-name="P2" draw:layer="layout" svg:x1="10.5cm" svg:y1="11.9cm" svg:x2="12.1cm" svg:y2="11.9cm">
          <text:p/>
        </draw:line>
        <draw:line draw:style-name="gr3" draw:text-style-name="P2" draw:layer="layout" svg:x1="10.5cm" svg:y1="14.5cm" svg:x2="12.1cm" svg:y2="14.5cm">
          <text:p/>
        </draw:line>
        <draw:line draw:style-name="gr3" draw:text-style-name="P2" draw:layer="layout" svg:x1="13.6cm" svg:y1="11.4cm" svg:x2="11.275cm" svg:y2="11.4cm">
          <text:p/>
        </draw:line>
        <draw:g>
          <draw:custom-shape draw:style-name="gr8" draw:text-style-name="P3" draw:layer="layout" svg:width="0.445cm" svg:height="1.465cm" draw:transform="rotate (1.5707963267949) translate (13.172cm 11.645cm)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3.177cm" svg:y1="11.42cm" svg:x2="12.5cm" svg:y2="11.411cm">
            <text:p/>
          </draw:line>
          <draw:line draw:style-name="gr1" draw:text-style-name="P1" draw:layer="layout" svg:x1="15.337cm" svg:y1="11.42cm" svg:x2="14.66cm" svg:y2="11.411cm">
            <text:p/>
          </draw:line>
        </draw:g>
        <draw:g>
          <draw:custom-shape draw:style-name="gr8" draw:text-style-name="P3" draw:layer="layout" svg:width="0.445cm" svg:height="1.465cm" draw:transform="rotate (1.5707963267949) translate (15.372cm 11.645cm)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5.377cm" svg:y1="11.42cm" svg:x2="14.7cm" svg:y2="11.411cm">
            <text:p/>
          </draw:line>
          <draw:line draw:style-name="gr1" draw:text-style-name="P1" draw:layer="layout" svg:x1="17.537cm" svg:y1="11.42cm" svg:x2="16.86cm" svg:y2="11.411cm">
            <text:p/>
          </draw:line>
        </draw:g>
        <draw:g>
          <draw:custom-shape draw:style-name="gr8" draw:text-style-name="P3" draw:layer="layout" svg:width="0.445cm" svg:height="1.465cm" draw:transform="rotate (1.5707963267949) translate (17.534cm 11.645cm)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7.539cm" svg:y1="11.42cm" svg:x2="16.862cm" svg:y2="11.411cm">
            <text:p/>
          </draw:line>
          <draw:line draw:style-name="gr1" draw:text-style-name="P1" draw:layer="layout" svg:x1="19.6cm" svg:y1="11.4cm" svg:x2="19cm" svg:y2="11.4cm">
            <text:p/>
          </draw:line>
          <draw:custom-shape draw:style-name="gr9" draw:text-style-name="P3" draw:layer="layout" svg:width="0.645cm" svg:height="2.2cm" draw:transform="rotate (1.5707963267949) translate (20.1cm 9.7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2" draw:layer="layout" svg:x1="26.1cm" svg:y1="9.4cm" svg:x2="22.3cm" svg:y2="9.4cm">
          <text:p/>
        </draw:line>
        <draw:g>
          <draw:line draw:style-name="gr1" draw:text-style-name="P1" draw:layer="layout" svg:x1="22.78cm" svg:y1="11.908cm" svg:x2="24.796cm" svg:y2="11.9cm">
            <text:p/>
          </draw:line>
          <draw:line draw:style-name="gr1" draw:text-style-name="P1" draw:layer="layout" svg:x1="22.784cm" svg:y1="12.809cm" svg:x2="24.8cm" svg:y2="12.801cm">
            <text:p/>
          </draw:line>
          <draw:line draw:style-name="gr3" draw:text-style-name="P2" draw:layer="layout" svg:x1="23.8cm" svg:y1="11.9cm" svg:x2="23.8cm" svg:y2="9.4cm">
            <text:p/>
          </draw:line>
          <draw:line draw:style-name="gr3" draw:text-style-name="P2" draw:layer="layout" svg:x1="23.8cm" svg:y1="12.8cm" svg:x2="23.8cm" svg:y2="15.4cm">
            <text:p/>
          </draw:line>
        </draw:g>
        <draw:custom-shape draw:style-name="gr10" draw:text-style-name="P3" draw:layer="layout" svg:width="0.348cm" svg:height="0.35cm" svg:x="3.652cm" svg:y="8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348cm" svg:height="0.35cm" svg:x="3.653cm" svg:y="15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348cm" svg:height="0.35cm" svg:x="26.052cm" svg:y="1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348cm" svg:height="0.35cm" svg:x="26.053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2.2cm" svg:height="1.5cm" svg:x="6.4cm" svg:y="6.8cm">
          <draw:text-box>
            <text:p>C1</text:p>
          </draw:text-box>
        </draw:frame>
        <draw:frame draw:style-name="gr11" draw:text-style-name="P5" draw:layer="layout" svg:width="2.2cm" svg:height="1.5cm" draw:transform="rotate (1.5690509975429) translate (21.648cm 12.949cm)">
          <draw:text-box>
            <text:p>C2</text:p>
          </draw:text-box>
        </draw:frame>
        <draw:frame draw:style-name="gr11" draw:text-style-name="P5" draw:layer="layout" svg:width="2.2cm" svg:height="1.5cm" svg:x="20.5cm" svg:y="7.9cm">
          <draw:text-box>
            <text:p>R2</text:p>
          </draw:text-box>
        </draw:frame>
        <draw:frame draw:style-name="gr11" draw:text-style-name="P5" draw:layer="layout" svg:width="2.2cm" svg:height="1.5cm" svg:x="2.6cm" svg:y="11.5cm">
          <draw:text-box>
            <text:p>V_in</text:p>
          </draw:text-box>
        </draw:frame>
        <draw:frame draw:style-name="gr11" draw:text-style-name="P5" draw:layer="layout" svg:width="2.2cm" svg:height="1.5cm" svg:x="25.8cm" svg:y="11.5cm">
          <draw:text-box>
            <text:p>V_out</text:p>
          </draw:text-box>
        </draw:frame>
        <draw:frame draw:style-name="gr11" draw:text-style-name="P5" draw:layer="layout" svg:width="2.2cm" svg:height="1.5cm" draw:transform="rotate (1.5690509975429) translate (9.2cm 13.897cm)">
          <draw:text-box>
            <text:p>R3</text:p>
          </draw:text-box>
        </draw:frame>
        <draw:frame draw:style-name="gr11" draw:text-style-name="P5" draw:layer="layout" svg:width="2.2cm" svg:height="1.5cm" svg:x="15.4cm" svg:y="12cm">
          <draw:text-box>
            <text:p>R4</text:p>
          </draw:text-box>
        </draw:frame>
        <draw:frame draw:style-name="gr11" draw:text-style-name="P5" draw:layer="layout" svg:width="2.2cm" svg:height="1.5cm" draw:transform="rotate (1.5690509975429) translate (6.696cm 12.7cm)">
          <draw:text-box>
            <text:p>R1</text:p>
          </draw:text-box>
        </draw:frame>
        <draw:frame draw:style-name="gr11" draw:text-style-name="P5" draw:layer="layout" svg:width="2.2cm" svg:height="1.5cm" svg:x="4.4cm" svg:y="7.9cm">
          <draw:text-box>
            <text:p>in</text:p>
          </draw:text-box>
        </draw:frame>
        <draw:frame draw:style-name="gr11" draw:text-style-name="P5" draw:layer="layout" svg:width="2.2cm" svg:height="1.5cm" svg:x="7.6cm" svg:y="15.6cm">
          <draw:text-box>
            <text:p>GND</text:p>
          </draw:text-box>
        </draw:frame>
        <draw:frame draw:style-name="gr12" draw:text-style-name="P5" draw:layer="layout" svg:width="3.2cm" svg:height="1.673cm" svg:x="9.2cm" svg:y="7.727cm">
          <draw:text-box>
            <text:p>ninv_in</text:p>
          </draw:text-box>
        </draw:frame>
        <draw:frame draw:style-name="gr12" draw:text-style-name="P5" draw:layer="layout" svg:width="3.2cm" svg:height="1.673cm" svg:x="10.4cm" svg:y="9.127cm">
          <draw:text-box>
            <text:p>inv_in</text:p>
          </draw:text-box>
        </draw:frame>
        <draw:frame draw:style-name="gr12" draw:text-style-name="P5" draw:layer="layout" svg:width="3.2cm" svg:height="1.673cm" svg:x="16.6cm" svg:y="8.427cm">
          <draw:text-box>
            <text:p>outamp</text:p>
          </draw:text-box>
        </draw:frame>
        <draw:frame draw:style-name="gr12" draw:text-style-name="P5" draw:layer="layout" svg:width="3.2cm" svg:height="1.673cm" svg:x="23.1cm" svg:y="8.4cm">
          <draw:text-box>
            <text:p>ou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cm" svg:stroke-color="#000000" draw:marker-start-width="0.35cm" draw:marker-end-width="0.35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13:02:47.486465931</meta:creation-date>
    <dc:date>2021-06-05T19:27:39.221403250</dc:date>
    <meta:editing-duration>PT17M16S</meta:editing-duration>
    <meta:editing-cycles>4</meta:editing-cycles>
    <meta:generator>LibreOffice/6.4.5.2$Linux_X86_64 LibreOffice_project/40$Build-2</meta:generator>
    <meta:document-statistic meta:object-count="75"/>
  </office:meta>
</office:document-meta>
</file>